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khan" fo:font-weight="bold" fo:background-color="transparent" style:font-weight-asian="bold" style:font-weight-complex="bold"/>
    </style:style>
    <style:style style:name="P2" style:family="paragraph" style:parent-style-name="Standard">
      <style:paragraph-properties fo:text-align="justify" style:justify-single-word="false"/>
      <style:text-properties fo:color="#000000" style:font-name="Likhan" fo:font-weight="normal" fo:background-color="transparent" style:font-weight-asian="normal" style:font-weight-complex="normal"/>
    </style:style>
    <style:style style:name="P3" style:family="paragraph" style:parent-style-name="Standard">
      <style:paragraph-properties fo:text-align="justify" style:justify-single-word="false"/>
      <style:text-properties fo:color="#000000" style:font-name="Likhan" fo:font-weight="normal" officeooo:paragraph-rsid="001d583f" fo:background-color="transparent" style:font-weight-asian="normal" style:font-weight-complex="normal"/>
    </style:style>
    <style:style style:name="P4" style:family="paragraph" style:parent-style-name="Standard">
      <style:paragraph-properties fo:text-align="justify" style:justify-single-word="false"/>
      <style:text-properties fo:color="#000000" style:font-name="Likhan" fo:font-weight="normal" officeooo:rsid="001c080a" officeooo:paragraph-rsid="001c080a" fo:background-color="transparent" style:font-weight-asian="normal" style:font-weight-complex="normal"/>
    </style:style>
    <style:style style:name="P5" style:family="paragraph" style:parent-style-name="Standard">
      <style:paragraph-properties fo:text-align="justify" style:justify-single-word="false"/>
      <style:text-properties fo:color="#000000" style:font-name="Likhan" fo:font-weight="normal" officeooo:rsid="001c080a" officeooo:paragraph-rsid="001d583f" fo:background-color="transparent" style:font-weight-asian="normal" style:font-weight-complex="normal"/>
    </style:style>
    <style:style style:name="P6" style:family="paragraph" style:parent-style-name="Standard">
      <style:paragraph-properties fo:text-align="justify" style:justify-single-word="false"/>
      <style:text-properties style:font-name="Likhan" fo:font-size="12pt" fo:font-weight="normal" officeooo:rsid="001d583f" officeooo:paragraph-rsid="001d583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khan" fo:font-size="12pt" fo:font-weight="normal" officeooo:rsid="001d583f" officeooo:paragraph-rsid="00208f1c"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weight="normal" officeooo:rsid="001d583f" officeooo:paragraph-rsid="001d583f" style:font-weight-asian="normal" style:font-weight-complex="normal"/>
    </style:style>
    <style:style style:name="P9" style:family="paragraph" style:parent-style-name="Standard">
      <style:paragraph-properties fo:text-align="justify" style:justify-single-word="false"/>
      <style:text-properties fo:font-style="normal" fo:font-weight="normal" officeooo:rsid="0021bd7b" officeooo:paragraph-rsid="0021bd7b"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color="#000000" style:font-name="Likhan" style:text-underline-style="none" fo:font-weight="bold" officeooo:rsid="001c080a" officeooo:paragraph-rsid="001c080a" fo:background-color="transparent" style:font-weight-asian="bold" style:font-weight-complex="bold"/>
    </style:style>
    <style:style style:name="P11" style:family="paragraph" style:parent-style-name="Standard">
      <style:paragraph-properties fo:text-align="justify" style:justify-single-word="false"/>
      <style:text-properties fo:color="#000000" style:font-name="Likhan" style:text-underline-style="none" fo:font-weight="normal" officeooo:rsid="001c080a" officeooo:paragraph-rsid="001c080a" fo:background-color="transparent" style:font-weight-asian="normal" style:font-weight-complex="normal"/>
    </style:style>
    <style:style style:name="P12" style:family="paragraph" style:parent-style-name="Standard">
      <style:paragraph-properties fo:text-align="justify" style:justify-single-word="false"/>
      <style:text-properties fo:color="#000000" style:font-name="Likhan" style:text-underline-style="none" fo:font-weight="normal" officeooo:rsid="001c080a" officeooo:paragraph-rsid="001d583f" fo:background-color="transparent" style:font-weight-asian="normal" style:font-weight-complex="normal"/>
    </style:style>
    <style:style style:name="P13" style:family="paragraph" style:parent-style-name="Standard">
      <style:paragraph-properties fo:text-align="justify" style:justify-single-word="false"/>
      <style:text-properties fo:color="#000000" style:font-name="Likhan" fo:language="zxx" fo:country="none" style:text-underline-style="none" fo:font-weight="bold" officeooo:rsid="001d583f" officeooo:paragraph-rsid="001d583f" fo:background-color="transparent" style:language-asian="zxx" style:country-asian="none" style:font-weight-asian="bold" style:language-complex="zxx" style:country-complex="none" style:font-weight-complex="bold"/>
    </style:style>
    <style:style style:name="P14" style:family="paragraph" style:parent-style-name="Standard">
      <style:paragraph-properties fo:text-align="justify" style:justify-single-word="false"/>
      <style:text-properties fo:color="#000000" style:font-name="Likhan" fo:language="zxx" fo:country="none" style:text-underline-style="none" fo:font-weight="bold" officeooo:rsid="0021bd7b" officeooo:paragraph-rsid="0021bd7b" fo:background-color="transparent" style:language-asian="zxx" style:country-asian="none" style:font-weight-asian="bold" style:language-complex="zxx" style:country-complex="none" style:font-weight-complex="bold"/>
    </style:style>
    <style:style style:name="P15" style:family="paragraph" style:parent-style-name="Standard">
      <style:paragraph-properties fo:text-align="justify" style:justify-single-word="false"/>
      <style:text-properties fo:color="#000000" style:font-name="Likhan" fo:language="zxx" fo:country="none" style:text-underline-style="none" fo:font-weight="normal" officeooo:rsid="001d583f" officeooo:paragraph-rsid="001d583f" fo:background-color="transparent" style:language-asian="zxx" style:country-asian="none" style:font-weight-asian="normal" style:language-complex="zxx" style:country-complex="none" style:font-weight-complex="normal"/>
    </style:style>
    <style:style style:name="P16" style:family="paragraph" style:parent-style-name="Standard">
      <style:paragraph-properties fo:text-align="justify" style:justify-single-word="false"/>
      <style:text-properties fo:color="#000000" style:font-name="Likhan" fo:language="zxx" fo:country="none" fo:font-style="normal" style:text-underline-style="none" fo:font-weight="normal" officeooo:rsid="0021bd7b" officeooo:paragraph-rsid="0021bd7b" fo:background-color="transparent" style:language-asian="zxx" style:country-asian="none" style:font-style-asian="normal" style:font-weight-asian="normal" style:language-complex="zxx" style:country-complex="none" style:font-style-complex="normal" style:font-weight-complex="normal"/>
    </style:style>
    <style:style style:name="P17" style:family="paragraph" style:parent-style-name="Standard">
      <style:paragraph-properties fo:text-align="justify" style:justify-single-word="false"/>
      <style:text-properties fo:color="#080808" style:font-name="Likhan" fo:font-size="12pt" fo:language="zxx" fo:country="none" fo:font-style="normal" style:text-underline-style="none" fo:font-weight="bold" officeooo:rsid="001d583f" officeooo:paragraph-rsid="001d583f" fo:background-color="transparent" style:font-size-asian="12pt" style:language-asian="zxx" style:country-asian="none" style:font-style-asian="normal" style:font-weight-asian="bold" style:font-size-complex="12pt" style:language-complex="zxx" style:country-complex="none" style:font-weight-complex="bold"/>
    </style:style>
    <style:style style:name="P18" style:family="paragraph" style:parent-style-name="Standard">
      <style:paragraph-properties fo:text-align="justify" style:justify-single-word="false"/>
      <style:text-properties fo:color="#080808" style:font-name="Likhan" fo:font-size="12pt" fo:language="zxx" fo:country="none" fo:font-style="normal" style:text-underline-style="none" fo:font-weight="normal" officeooo:rsid="001d583f" officeooo:paragraph-rsid="001d583f" fo:background-color="transparent" style:font-size-asian="12pt" style:language-asian="zxx" style:country-asian="none" style:font-style-asian="normal" style:font-weight-asian="normal" style:font-size-complex="12pt" style:language-complex="zxx" style:country-complex="none" style:font-weight-complex="normal"/>
    </style:style>
    <style:style style:name="P19" style:family="paragraph" style:parent-style-name="Standard">
      <style:paragraph-properties fo:text-align="justify" style:justify-single-word="false"/>
      <style:text-properties fo:color="#080808" style:font-name="Likhan" fo:font-size="12pt" fo:language="zxx" fo:country="none" fo:font-style="normal" style:text-underline-style="none" fo:font-weight="normal" officeooo:rsid="001d583f" officeooo:paragraph-rsid="00208f1c" fo:background-color="transparent" style:font-size-asian="12pt" style:language-asian="zxx" style:country-asian="none" style:font-style-asian="normal" style:font-weight-asian="normal" style:font-size-complex="12pt" style:language-complex="zxx" style:country-complex="none" style:font-weight-complex="normal"/>
    </style:style>
    <style:style style:name="T1" style:family="text">
      <style:text-properties officeooo:rsid="001b0f1d"/>
    </style:style>
    <style:style style:name="T2" style:family="text">
      <style:text-properties fo:background-color="#dde8cb" loext:char-shading-value="0"/>
    </style:style>
    <style:style style:name="T3" style:family="text">
      <style:text-properties style:text-underline-style="none"/>
    </style:style>
    <style:style style:name="T4" style:family="text">
      <style:text-properties style:text-underline-style="none" officeooo:rsid="001d583f"/>
    </style:style>
    <style:style style:name="T5" style:family="text">
      <style:text-properties style:text-underline-style="none" fo:background-color="#dde8cb" loext:char-shading-value="0"/>
    </style:style>
    <style:style style:name="T6" style:family="text">
      <style:text-properties fo:color="#000000" style:font-name="Likhan" fo:language="zxx" fo:country="none" style:text-underline-style="none" fo:background-color="transparent" loext:char-shading-value="0" style:language-asian="zxx" style:country-asian="none" style:language-complex="zxx" style:country-complex="none"/>
    </style:style>
    <style:style style:name="T7" style:family="text">
      <style:text-properties fo:color="#000000" style:font-name="Likhan" fo:language="zxx" fo:country="none" style:text-underline-style="none" fo:background-color="#dde8cb" loext:char-shading-value="0" style:language-asian="zxx" style:country-asian="none" style:language-complex="zxx" style:country-complex="none"/>
    </style:style>
    <style:style style:name="T8" style:family="text">
      <style:text-properties fo:color="#080808" fo:language="zxx" fo:country="none" fo:font-style="normal" style:text-underline-style="none" fo:background-color="transparent" loext:char-shading-value="0" style:language-asian="zxx" style:country-asian="none" style:font-style-asian="normal" style:language-complex="zxx" style:country-complex="none"/>
    </style:style>
    <style:style style:name="T9" style:family="text">
      <style:text-properties fo:color="#080808" fo:language="zxx" fo:country="none" fo:font-style="normal" style:text-underline-style="none" fo:background-color="#dde8cb" loext:char-shading-value="0" style:language-asian="zxx" style:country-asian="none" style:font-style-asian="normal"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domBrightnessContrast</text:p>
      <text:p text:style-name="P1"/>
      <text:p text:style-name="P2">Randomly changes the brightness and contrast of the input image.</text:p>
      <text:p text:style-name="P2">This transform adjusts the brightness and contrast of an image simultaneously, allowing for a wide range of lighting and contrast variations. It's particularly useful for data augmentation <text:span text:style-name="T1">i</text:span>n computer vision tasks, helping models become more robust to different lighting conditions.</text:p>
      <text:p text:style-name="P2"><text:span text:style-name="T2">brightness_limit</text:span> (float | tuple[float, float]): Factor range for changing brightness.</text:p>
      <text:p text:style-name="P2">If a single float value is provided, the range will be (-brightness_limit, brightness_limit).</text:p>
      <text:p text:style-name="P2">Values should typically be in the range [-1.0, 1.0], where 0 means no change, 1.0 means maximum brightness, and -1.0 means minimum brightness.</text:p>
      <text:p text:style-name="P2">Default: (-0.2, 0.2).</text:p>
      <text:p text:style-name="P2"><text:span text:style-name="T2">contrast_limit</text:span> (float | tuple[float, float]): Factor range for changing contrast.</text:p>
      <text:p text:style-name="P2">If a single float value is provided, the range will be (-contrast_limit, contrast_limit).</text:p>
      <text:p text:style-name="P2">Values should typically be in the range [-1.0, 1.0], where 0 means no change, 1.0 means maximum increase in contrast, and -1.0 means maximum decrease in contrast.</text:p>
      <text:p text:style-name="P2">Default: (-0.2, 0.2).</text:p>
      <text:p text:style-name="P2"><text:span text:style-name="T2">brightness_by_max</text:span> (bool): If True, adjusts brightness by scaling pixel values up to the maximum value of the image's dtype. If False, uses the mean pixel value for adjustment.</text:p>
      <text:p text:style-name="P2">Default: True.</text:p>
      <text:p text:style-name="P3"><text:span text:style-name="T2">p</text:span> (float): Probability of applying the transform. </text:p>
      <text:p text:style-name="P3">Default: 0.5.</text:p>
      <text:p text:style-name="P10"/>
      <text:p text:style-name="P10">CLAHE</text:p>
      <text:p text:style-name="P10"/>
      <text:p text:style-name="P11">Apply Contrast Limited Adaptive Histogram Equalization (CLAHE) to the input image.</text:p>
      <text:p text:style-name="P4"><text:span text:style-name="T3">CLAHE is an advanced method of improving the contrast in an image. Unlike regular</text:span><text:span text:style-name="T4"> </text:span><text:span text:style-name="T3">histogram equalization, which operates on the entire image, CLAHE operates on small regions (tiles) in the image. This results in a more balanced equalization, preventing over-amplification of contrast in areas with initially low contrast.</text:span></text:p>
      <text:p text:style-name="P4"><text:span text:style-name="T5">clip_limit</text:span><text:span text:style-name="T3"> (tuple[float, float] | float): Controls the contrast enhancement limit.</text:span></text:p>
      <text:p text:style-name="P11">- If a single float is provided, the range will be (1, clip_limit).</text:p>
      <text:p text:style-name="P11">- If a tuple of two floats is provided, it defines the range for random selection.</text:p>
      <text:p text:style-name="P11">Higher values allow for more contrast enhancement, but may also increase noise.</text:p>
      <text:p text:style-name="P11">Default: (1, 4)</text:p>
      <text:p text:style-name="P4"><text:span text:style-name="T5">tile_grid_size</text:span><text:span text:style-name="T3"> (tuple[int, int]): Defines the number of tiles in the row and column directions.</text:span></text:p>
      <text:p text:style-name="P11">Format is (rows, columns). Smaller tile sizes can lead to more localized enhancements,</text:p>
      <text:p text:style-name="P11">while larger sizes give results closer to global histogram equalization.</text:p>
      <text:p text:style-name="P11">Default: (8, 8)</text:p>
      <text:p text:style-name="P5"><text:span text:style-name="T5">p</text:span><text:span text:style-name="T3"> (float): Probability of applying the transform. </text:span></text:p>
      <text:p text:style-name="P12">Default: 0.5</text:p>
      <text:p text:style-name="P12"/>
      <text:p text:style-name="P13">ChannelShuffle</text:p>
      <text:p text:style-name="P13"><text:soft-page-break/></text:p>
      <text:p text:style-name="P15">Randomly rearrange channels of the image.</text:p>
      <text:p text:style-name="P8"><text:span text:style-name="T7">p</text:span><text:span text:style-name="T6">: probability of applying the transform. </text:span></text:p>
      <text:p text:style-name="P15">Default: 0.5</text:p>
      <text:p text:style-name="P15"/>
      <text:p text:style-name="P17">ChromaticAberration</text:p>
      <text:p text:style-name="P17"/>
      <text:p text:style-name="P18">Add lateral chromatic aberration by distorting the red and blue channels of the input image.</text:p>
      <text:p text:style-name="P18">Chromatic aberration is an optical effect that occurs when a lens fails to focus all colors to the same point. This transform simulates this effect by applying different radial distortions to the red and blue channels of the image, while leaving the green channel unchanged.</text:p>
      <text:p text:style-name="P6"><text:span text:style-name="T9">primary_distortion_limit</text:span><text:span text:style-name="T8"> (tuple[float, float] | float): Range of the primary radial distortion coefficient.</text:span></text:p>
      <text:p text:style-name="P18">If a single float value is provided, the range will be (-primary_distortion_limit, primary_distortion_limit). This parameter controls the distortion in the center of the image:</text:p>
      <text:p text:style-name="P18">- Positive values result in pincushion distortion (edges bend inward)</text:p>
      <text:p text:style-name="P18">- Negative values result in barrel distortion (edges bend outward)</text:p>
      <text:p text:style-name="P18">Default: (-0.02, 0.02).</text:p>
      <text:p text:style-name="P6"><text:span text:style-name="T9">secondary_distortion_limit</text:span><text:span text:style-name="T8"> (tuple[float, float] | float): Range of the secondary radial distortion coefficient.</text:span></text:p>
      <text:p text:style-name="P18">If a single float value is provided, the range will be (-secondary_distortion_limit, secondary_distortion_limit). This parameter controls the distortion in the corners of the image:</text:p>
      <text:p text:style-name="P18">- Positive values enhance pincushion distortion</text:p>
      <text:p text:style-name="P18">- Negative values enhance barrel distortion</text:p>
      <text:p text:style-name="P18">Default: (-0.05, 0.05).</text:p>
      <text:p text:style-name="P7"><text:span text:style-name="T9">mode</text:span><text:span text:style-name="T8"> (Literal["green_purple", "red_blue", "random"]): Type of color fringing to apply.</text:span></text:p>
      <text:p text:style-name="P19">Options are:</text:p>
      <text:p text:style-name="P18">- 'green_purple': Distorts red and blue channels in opposite directions, creating green-purple fringing.</text:p>
      <text:p text:style-name="P18">- 'red_blue': Distorts red and blue channels in the same direction, creating red-blue fringing.</text:p>
      <text:p text:style-name="P18">- 'random': Randomly chooses between 'green_purple' and 'red_blue' modes for each application.</text:p>
      <text:p text:style-name="P18">Default: 'green_purple'.</text:p>
      <text:p text:style-name="P6"><text:span text:style-name="T9">interpolation</text:span><text:span text:style-name="T8"> (InterpolationType): Flag specifying the interpolation algorithm. Should be one of:</text:span></text:p>
      <text:p text:style-name="P18">cv2.INTER_NEAREST, cv2.INTER_LINEAR, cv2.INTER_CUBIC, cv2.INTER_AREA, cv2.INTER_LANCZOS4.</text:p>
      <text:p text:style-name="P18">Default: cv2.INTER_LINEAR.</text:p>
      <text:p text:style-name="P6"><text:span text:style-name="T9">p</text:span><text:span text:style-name="T8"> (float): Probability of applying the transform. Should be in the range [0, 1].</text:span></text:p>
      <text:p text:style-name="P18">Default: 0.5.</text:p>
      <text:p text:style-name="P15"/>
      <text:p text:style-name="P14"><text:bookmark-start text:name="__DdeLink__7_1930103497"/>ColorJitter<text:bookmark-end text:name="__DdeLink__7_1930103497"/></text:p>
      <text:p text:style-name="P14"/>
      <text:p text:style-name="P16">Randomly changes the brightness, contrast, saturation, and hue of an image.</text:p>
      <text:p text:style-name="P16"><text:soft-page-break/>This transform is similar to torchvision's ColorJitter but with some differences due to the use of OpenCV instead of Pillow. The main differences are:</text:p>
      <text:p text:style-name="P16">1. OpenCV and Pillow use different formulas to convert images to HSV format.</text:p>
      <text:p text:style-name="P16">2. This implementation uses value saturation instead of uint8 overflow as in Pillow.</text:p>
      <text:p text:style-name="P16">These differences may result in slightly different output compared to torchvision's ColorJitter.</text:p>
      <text:p text:style-name="P9"><text:span text:style-name="T7">brightness</text:span><text:span text:style-name="T6"> (tuple[float, float] | float): How much to jitter brightness.</text:span></text:p>
      <text:p text:style-name="P16">If float: The brightness factor is chosen uniformly from [max(0, 1 - brightness), 1 + brightness].</text:p>
      <text:p text:style-name="P16">If tuple: The brightness factor is sampled from the range specified.</text:p>
      <text:p text:style-name="P16">Should be non-negative numbers.</text:p>
      <text:p text:style-name="P16">Default: (0.8, 1.2)</text:p>
      <text:p text:style-name="P9"><text:span text:style-name="T7">contrast</text:span><text:span text:style-name="T6"> (tuple[float, float] | float): How much to jitter contrast.</text:span></text:p>
      <text:p text:style-name="P16">If float: The contrast factor is chosen uniformly from [max(0, 1 - contrast), 1 + contrast].</text:p>
      <text:p text:style-name="P16">If tuple: The contrast factor is sampled from the range specified.</text:p>
      <text:p text:style-name="P16">Should be non-negative numbers.</text:p>
      <text:p text:style-name="P16">Default: (0.8, 1.2)</text:p>
      <text:p text:style-name="P9"><text:span text:style-name="T7">saturation</text:span><text:span text:style-name="T6"> (tuple[float, float] | float): How much to jitter saturation.</text:span></text:p>
      <text:p text:style-name="P16">If float: The saturation factor is chosen uniformly from [max(0, 1 - saturation), 1 + saturation].</text:p>
      <text:p text:style-name="P16">If tuple: The saturation factor is sampled from the range specified.</text:p>
      <text:p text:style-name="P16">Should be non-negative numbers.</text:p>
      <text:p text:style-name="P16">Default: (0.8, 1.2)</text:p>
      <text:p text:style-name="P9"><text:span text:style-name="T7">hue</text:span><text:span text:style-name="T6"> (float or tuple of float (min, max)): How much to jitter hue.</text:span></text:p>
      <text:p text:style-name="P16">If float: The hue factor is chosen uniformly from [-hue, hue]. Should have 0 &lt;= hue &lt;= 0.5.</text:p>
      <text:p text:style-name="P16">If tuple: The hue factor is sampled from the range specified. Values should be in range [-0.5, 0.5].</text:p>
      <text:p text:style-name="P16">Default: (-0.5, 0.5)</text:p>
      <text:p text:style-name="P9"><text:span text:style-name="T7">p</text:span><text:span text:style-name="T6"> (float): Probability of applying the transform. Should be in the range [0, 1].</text:span></text:p>
      <text:p text:style-name="P16">Default: 0.5</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5T07:44:54.289747781</meta:creation-date>
    <dc:date>2024-09-15T09:45:36.466532113</dc:date>
    <meta:editing-duration>PT27M54S</meta:editing-duration>
    <meta:editing-cycles>4</meta:editing-cycles>
    <meta:generator>LibreOffice/6.4.7.2$Linux_X86_64 LibreOffice_project/40$Build-2</meta:generator>
    <meta:document-statistic meta:table-count="0" meta:image-count="0" meta:object-count="0" meta:page-count="3" meta:paragraph-count="84" meta:word-count="902" meta:character-count="6151" meta:non-whitespace-character-count="5330"/>
  </office:meta>
</office:document-meta>
</file>